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b8a75" officeooo:paragraph-rsid="000b8a75" style:font-size-asian="13.1000003814697pt" style:font-size-complex="15pt"/>
    </style:style>
    <style:style style:name="P2" style:family="paragraph" style:parent-style-name="Standard">
      <style:text-properties fo:font-size="20pt" officeooo:rsid="000b8a75" officeooo:paragraph-rsid="000b8a75" style:font-size-asian="17.5pt" style:font-size-complex="20pt"/>
    </style:style>
    <style:style style:name="P3" style:family="paragraph" style:parent-style-name="Standard">
      <style:text-properties officeooo:paragraph-rsid="000d85aa"/>
    </style:style>
    <style:style style:name="P4" style:family="paragraph" style:parent-style-name="Standard">
      <style:text-properties fo:font-size="15pt" officeooo:rsid="0010de61" officeooo:paragraph-rsid="0010de61" style:font-size-asian="13.1000003814697pt" style:font-size-complex="15pt"/>
    </style:style>
    <style:style style:name="P5" style:family="paragraph" style:parent-style-name="Standard">
      <style:text-properties fo:font-size="15pt" officeooo:rsid="001223c5" officeooo:paragraph-rsid="001223c5" style:font-size-asian="13.1000003814697pt" style:font-size-complex="15pt"/>
    </style:style>
    <style:style style:name="P6" style:family="paragraph" style:parent-style-name="Standard">
      <style:text-properties fo:font-size="15pt" officeooo:rsid="0016730f" officeooo:paragraph-rsid="0016730f" style:font-size-asian="13.1000003814697pt" style:font-size-complex="15pt"/>
    </style:style>
    <style:style style:name="P7" style:family="paragraph" style:parent-style-name="Standard">
      <style:text-properties fo:font-size="15pt" officeooo:rsid="00173f5e" officeooo:paragraph-rsid="00173f5e" style:font-size-asian="13.1000003814697pt" style:font-size-complex="15pt"/>
    </style:style>
    <style:style style:name="P8" style:family="paragraph" style:parent-style-name="Standard">
      <style:text-properties fo:font-size="15pt" officeooo:rsid="0014278c" officeooo:paragraph-rsid="0014278c" style:font-size-asian="15pt" style:font-size-complex="15pt"/>
    </style:style>
    <style:style style:name="P9" style:family="paragraph" style:parent-style-name="Standard">
      <style:text-properties fo:font-size="15pt" officeooo:rsid="001602e8" officeooo:paragraph-rsid="001602e8" style:font-size-asian="15pt" style:font-size-complex="15pt"/>
    </style:style>
    <style:style style:name="P10" style:family="paragraph" style:parent-style-name="Standard">
      <style:text-properties fo:font-size="11pt" officeooo:rsid="0010de61" officeooo:paragraph-rsid="0010de61" style:font-size-asian="9.60000038146973pt" style:font-size-complex="11pt"/>
    </style:style>
    <style:style style:name="P11" style:family="paragraph" style:parent-style-name="Standard">
      <style:text-properties fo:font-size="11pt" officeooo:rsid="001602e8" officeooo:paragraph-rsid="001602e8" style:font-size-asian="9.60000038146973pt" style:font-size-complex="11pt"/>
    </style:style>
    <style:style style:name="P12" style:family="paragraph" style:parent-style-name="Standard">
      <style:text-properties fo:font-size="11pt" officeooo:rsid="0016730f" officeooo:paragraph-rsid="0016730f" style:font-size-asian="9.60000038146973pt" style:font-size-complex="11pt"/>
    </style:style>
    <style:style style:name="P13" style:family="paragraph" style:parent-style-name="Standard">
      <style:text-properties fo:font-size="11pt" officeooo:rsid="00173f5e" officeooo:paragraph-rsid="00173f5e" style:font-size-asian="9.60000038146973pt" style:font-size-complex="11pt"/>
    </style:style>
    <style:style style:name="P14" style:family="paragraph" style:parent-style-name="Standard">
      <style:text-properties fo:font-size="11pt" officeooo:rsid="001223c5" officeooo:paragraph-rsid="001223c5" style:font-size-asian="11pt" style:font-size-complex="11pt"/>
    </style:style>
    <style:style style:name="P15" style:family="paragraph" style:parent-style-name="Standard">
      <style:text-properties fo:font-size="11pt" officeooo:rsid="001223c5" officeooo:paragraph-rsid="0013d84e" style:font-size-asian="11pt" style:font-size-complex="11pt"/>
    </style:style>
    <style:style style:name="P16" style:family="paragraph" style:parent-style-name="Standard">
      <style:text-properties fo:font-size="11pt" officeooo:rsid="00173f5e" officeooo:paragraph-rsid="00173f5e" style:font-size-asian="11pt" style:font-size-complex="11pt"/>
    </style:style>
    <style:style style:name="P17" style:family="paragraph" style:parent-style-name="Standard">
      <style:text-properties fo:font-size="12pt" officeooo:rsid="001223c5" officeooo:paragraph-rsid="001223c5" style:font-size-asian="10.5pt" style:font-size-complex="12pt"/>
    </style:style>
    <style:style style:name="P18" style:family="paragraph" style:parent-style-name="Standard">
      <style:paragraph-properties fo:break-before="page"/>
      <style:text-properties fo:font-size="15pt" officeooo:rsid="0014278c" officeooo:paragraph-rsid="0014278c" style:font-size-asian="15pt" style:font-size-complex="15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bce2b" style:font-size-asian="11pt" style:font-size-complex="11pt"/>
    </style:style>
    <style:style style:name="T3" style:family="text">
      <style:text-properties fo:font-size="11pt" officeooo:rsid="000bf9e3" style:font-size-asian="11pt" style:font-size-complex="11pt"/>
    </style:style>
    <style:style style:name="T4" style:family="text">
      <style:text-properties fo:font-size="11pt" fo:font-style="italic" officeooo:rsid="000bf9e3" style:font-size-asian="11pt" style:font-style-asian="italic" style:font-size-complex="11pt" style:font-style-complex="italic"/>
    </style:style>
    <style:style style:name="T5" style:family="text">
      <style:text-properties fo:font-size="11pt" fo:font-style="italic" officeooo:rsid="000bce2b" style:font-size-asian="11pt" style:font-style-asian="italic" style:font-size-complex="11pt" style:font-style-complex="italic"/>
    </style:style>
    <style:style style:name="T6" style:family="text">
      <style:text-properties fo:font-size="11pt" fo:font-style="normal" style:font-size-asian="11pt" style:font-style-asian="normal" style:font-size-complex="11pt" style:font-style-complex="normal"/>
    </style:style>
    <style:style style:name="T7" style:family="text">
      <style:text-properties fo:font-size="11pt" fo:font-style="normal" officeooo:rsid="000bf9e3" style:font-size-asian="11pt" style:font-style-asian="normal" style:font-size-complex="11pt" style:font-style-complex="normal"/>
    </style:style>
    <style:style style:name="T8" style:family="text">
      <style:text-properties fo:font-size="11pt" fo:font-style="normal" officeooo:rsid="000d85aa" style:font-size-asian="11pt" style:font-style-asian="normal" style:font-size-complex="11pt" style:font-style-complex="normal"/>
    </style:style>
    <style:style style:name="T9" style:family="text">
      <style:text-properties fo:font-size="11pt" fo:font-style="normal" officeooo:rsid="001602e8" style:font-size-asian="9.60000038146973pt" style:font-style-asian="normal" style:font-size-complex="11pt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bf9e3" style:font-style-asian="normal" style:font-style-complex="normal"/>
    </style:style>
    <style:style style:name="T12" style:family="text">
      <style:text-properties fo:font-style="normal" officeooo:rsid="0012099b" style:font-style-asian="normal" style:font-style-complex="normal"/>
    </style:style>
    <style:style style:name="T13" style:family="text">
      <style:text-properties fo:font-style="normal" officeooo:rsid="001223c5" style:font-style-asian="normal" style:font-style-complex="normal"/>
    </style:style>
    <style:style style:name="T14" style:family="text">
      <style:text-properties fo:font-style="normal" officeooo:rsid="001387ab" style:font-style-asian="normal" style:font-style-complex="normal"/>
    </style:style>
    <style:style style:name="T15" style:family="text">
      <style:text-properties fo:font-style="normal" officeooo:rsid="0013a20c" style:font-style-asian="normal" style:font-style-complex="normal"/>
    </style:style>
    <style:style style:name="T16" style:family="text">
      <style:text-properties fo:font-style="normal" officeooo:rsid="0013d84e" style:font-style-asian="normal" style:font-style-complex="normal"/>
    </style:style>
    <style:style style:name="T17" style:family="text">
      <style:text-properties fo:font-style="normal" officeooo:rsid="0014278c" style:font-style-asian="normal" style:font-style-complex="normal"/>
    </style:style>
    <style:style style:name="T18" style:family="text">
      <style:text-properties fo:font-style="normal" officeooo:rsid="00173f5e" style:font-style-asian="normal" style:font-style-complex="normal"/>
    </style:style>
    <style:style style:name="T19" style:family="text">
      <style:text-properties fo:font-style="normal" officeooo:rsid="0018b921" style:font-style-asian="normal" style:font-style-complex="normal"/>
    </style:style>
    <style:style style:name="T20" style:family="text">
      <style:text-properties fo:font-style="normal" style:font-size-asian="12pt" style:font-style-asian="normal" style:font-style-complex="normal"/>
    </style:style>
    <style:style style:name="T21" style:family="text">
      <style:text-properties fo:font-size="12pt" fo:font-style="normal" style:font-size-asian="12pt" style:font-style-asian="normal" style:font-size-complex="12pt" style:font-style-complex="normal"/>
    </style:style>
    <style:style style:name="T22" style:family="text">
      <style:text-properties fo:font-size="12pt" fo:font-style="normal" officeooo:rsid="0013a20c" style:font-size-asian="12pt" style:font-style-asian="normal" style:font-size-complex="12pt" style:font-style-complex="normal"/>
    </style:style>
    <style:style style:name="T23" style:family="text">
      <style:text-properties fo:font-size="12pt" fo:font-style="normal" officeooo:rsid="0013d84e" style:font-size-asian="12pt" style:font-style-asian="normal" style:font-size-complex="12pt" style:font-style-complex="normal"/>
    </style:style>
    <style:style style:name="T24" style:family="text">
      <style:text-properties fo:font-size="12pt" fo:font-style="normal" officeooo:rsid="0014278c" style:font-size-asian="12pt" style:font-style-asian="normal" style:font-size-complex="12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Křest svatého Vladimíra (Legenda z historie ruské)</text:p>
      <text:p text:style-name="P2">Karel Havlíček Borovský</text:p>
      <text:p text:style-name="P2"/>
      <text:p text:style-name="P1">O autorovi:</text:p>
      <text:p text:style-name="P3"><text:tab/><text:span text:style-name="T1">Karel Havlíček Borovský pocházel z obchodnické rodiny z Přibyslavi, kde se 31. října 1821 narodil. Poté co vystudoval gymnázium v Německém Brodě, začal studovat </text:span><text:span text:style-name="T2">v Praze filosofii. Po krátké době však přešel na teologii, aby se mohl stát knězem. Po krátké době však byl z univerzity vyloučen. Jako zastánce panslavizmu se rozhodl odjet do Ruska a najít si tam práci vychovatele. Když z Ruska odjíždí, jeho názor na tuto zemi je radikálně změněn a Havlíček se začal hlásit k austroslavismu. Karel Havlíček Borovský byl znám hlavně pro své satirické politické anekdoty v </text:span><text:span text:style-name="T5">Pražských novinách</text:span><text:span text:style-name="T2">. Poté, co byly tyto noviny rakouskou cenzurou zrušeny, začal <text:s/>v Kutné Hoře vydávat politicky zaměřený časopis </text:span><text:span text:style-name="T5">Slovan</text:span><text:span text:style-name="T2">, </text:span><text:span text:style-name="T3">což</text:span><text:span text:style-name="T2"> mu bylo za krátkou dobu také zakázáno. </text:span><text:span text:style-name="T3">I když výzvu uposlechl, v prosinci roku 1851 byl zatčen a deportován do Brixenu. Zpřetrhání vazeb však jeho tvorbu pouze omezilo. Během exilu napsal své dílo </text:span><text:span text:style-name="T4">Tyrolské elegie</text:span><text:span text:style-name="T7"> a také </text:span><text:span text:style-name="T4">Křest svatého Vladimíra</text:span><text:span text:style-name="T7">. Dalšími jeho důležitými díly je satirická báseň Král Lávra a kritika Tylova díla – Poslední </text:span><text:span text:style-name="T8">čech.</text:span><text:span text:style-name="T7"> Záhy poté, co se vrátí do </text:span><text:span text:style-name="T8">Čech</text:span><text:span text:style-name="T7">, </text:span><text:span text:style-name="T8">skonala</text:span><text:span text:style-name="T7"> jeho žena a jeho přátelé se od něj odvrátili kvůli strachu z rakouských úřadů. Karel Havlíček Borovský umírá 29. července na tuberkulózu.</text:span></text:p>
      <text:p text:style-name="P3"><text:span text:style-name="T7"/></text:p>
      <text:p text:style-name="P4"><text:span text:style-name="T11">I</text:span><text:span text:style-name="T10">nformace o literárním díle:</text:span></text:p>
      <text:p text:style-name="P10"><text:span text:style-name="T10"><text:tab/>Sepsáno bylo během autorova exilu v Brixenu. Dílo </text:span><text:span text:style-name="T12">je již psáno realistickým stylem a je inspirováno ruským dílem Pověst dávných let z 12. století. Autor touto lyricko – epickou skladbou </text:span><text:span text:style-name="T13">satiricky</text:span><text:span text:style-name="T12"> vyjadřuje</text:span><text:span text:style-name="T13"> svůj postoj k ruskému absolutismu.</text:span></text:p>
      <text:p text:style-name="P10"><text:span text:style-name="T13"/></text:p>
      <text:p text:style-name="P5"><text:span text:style-name="T10">Jazyková vrstva literárního díla:</text:span></text:p>
      <text:p text:style-name="P5"/>
      <text:p text:style-name="P17"><text:span text:style-name="T10"><text:tab/></text:span><text:span text:style-name="T20">Rovina grafická:</text:span></text:p>
      <text:p text:style-name="P14"><text:span text:style-name="T10"><text:tab/><text:tab/>Skladba je psaná čtyřveršem a dvouveršem (v devátém zpěvu).</text:span></text:p>
      <text:p text:style-name="P14"><text:span text:style-name="T10"/></text:p>
      <text:p text:style-name="P14"><text:span text:style-name="T10"><text:tab/></text:span><text:span text:style-name="T21">Rovina hlásková:</text:span></text:p>
      <text:p text:style-name="P14"><text:span text:style-name="T10"><text:tab/><text:tab/></text:span><text:span text:style-name="T14">eufonie – libozvučné uspořádání hlásek</text:span></text:p>
      <text:p text:style-name="P14"><text:span text:style-name="T14"><text:tab/><text:tab/></text:span><text:span text:style-name="T15">kakofonie – nelibozvučné uspořádání hlásek</text:span></text:p>
      <text:p text:style-name="P14"><text:span text:style-name="T15"><text:tab/><text:tab/>aliterace – opakování hlásek</text:span></text:p>
      <text:p text:style-name="P14"><text:span text:style-name="T15"/></text:p>
      <text:p text:style-name="P14"><text:span text:style-name="T15"><text:tab/></text:span><text:span text:style-name="T22">Rovina lexikální:</text:span></text:p>
      <text:p text:style-name="P14"><text:span text:style-name="T15"><text:tab/><text:tab/>expresivní výrazy</text:span></text:p>
      <text:p text:style-name="P14"><text:span text:style-name="T15"><text:tab/><text:tab/>historizmy</text:span></text:p>
      <text:p text:style-name="P14"><text:span text:style-name="T15"><text:tab/><text:tab/>archaizmy</text:span></text:p>
      <text:p text:style-name="P14"><text:span text:style-name="T15"><text:tab/><text:tab/></text:span><text:span text:style-name="T16">dysfemismy „</text:span><text:span text:style-name="T17">sviňák“</text:span></text:p>
      <text:p text:style-name="P14"><text:span text:style-name="T16"/></text:p>
      <text:p text:style-name="P14"><text:span text:style-name="T16"><text:tab/></text:span><text:span text:style-name="T23">Rovina syntaktická:</text:span></text:p>
      <text:p text:style-name="P14"><text:span text:style-name="T16"><text:tab/><text:tab/>hyperbola</text:span></text:p>
      <text:p text:style-name="P15"><text:span text:style-name="T16"><text:tab/><text:tab/>inverze „Vladimír Cár“</text:span></text:p>
      <text:p text:style-name="P14"><text:span text:style-name="T16"><text:tab/><text:tab/>anafora</text:span></text:p>
      <text:p text:style-name="P14"><text:span text:style-name="T16"><text:tab/><text:tab/><text:tab/>„Pili pivo, pili víno“</text:span></text:p>
      <text:p text:style-name="P14"><text:span text:style-name="T16"><text:tab/><text:tab/>řečnické otázky</text:span></text:p>
      <text:p text:style-name="P14"><text:span text:style-name="T16"><text:tab/><text:tab/>epizeuxis „</text:span><text:span text:style-name="T17">Doma, doma“</text:span></text:p>
      <text:p text:style-name="P14"><text:span text:style-name="T17"><text:tab/><text:tab/>elipsa</text:span></text:p>
      <text:p text:style-name="P14"><text:span text:style-name="T17"><text:tab/></text:span></text:p>
      <text:p text:style-name="P14"><text:span text:style-name="T16"><text:tab/></text:span><text:span text:style-name="T24">Obrazné konstrukce:</text:span></text:p>
      <text:p text:style-name="P14"><text:span text:style-name="T17"><text:tab/><text:tab/>metonymie</text:span></text:p>
      <text:p text:style-name="P14"/>
      <text:p text:style-name="P17"><text:span text:style-name="T17"/></text:p>
      <text:p text:style-name="P18"><text:span text:style-name="T10">Jazyk literárního díla:</text:span></text:p>
      <text:p text:style-name="P8"><text:span text:style-name="T6"><text:tab/></text:span><text:span text:style-name="T9">Jazyk je spíše lidový a jednoduchý, protože přestože obsahuje latinu, byl psán pro obyčejné obyvatelstvo.</text:span></text:p>
      <text:p text:style-name="P8"><text:span text:style-name="T9"/></text:p>
      <text:p text:style-name="P9"><text:span text:style-name="T10">Srozumitelnost textu:</text:span></text:p>
      <text:p text:style-name="P11"><text:span text:style-name="T10"><text:tab/>Text je psán srozumitelně a jednoduše, i když pro dnešního čtenáře obsahuje příliš historismů a archaismů a také verše v latině.</text:span></text:p>
      <text:p text:style-name="P11"><text:span text:style-name="T10"/></text:p>
      <text:p text:style-name="P6"><text:span text:style-name="T10">Tematická vrstva:</text:span></text:p>
      <text:p text:style-name="P12"><text:span text:style-name="T10"><text:tab/>Dílo se satiricky zabývá ruským absolutismem. Vycházejíc z pověsti Dávných let navazuje na ruský odkaz a ukazuje ho v jiném světle. Postavy ani děj se nijak výrazně nevyvíjí.</text:span></text:p>
      <text:p text:style-name="P12"><text:span text:style-name="T10"/></text:p>
      <text:p text:style-name="P12"><text:span text:style-name="T10"><text:tab/></text:span><text:span text:style-name="T18">Vladimír – Car ruska, sleduje světské zájmy</text:span></text:p>
      <text:p text:style-name="P12"><text:span text:style-name="T18"><text:tab/>Bůh Perun – Nechce sloužit carovi, za přečin proti státu popraven</text:span></text:p>
      <text:p text:style-name="P12"><text:span text:style-name="T18"/></text:p>
      <text:p text:style-name="P7"><text:span text:style-name="T10">Kompoziční výstavba literárního díla:</text:span></text:p>
      <text:p text:style-name="P16"><text:span text:style-name="T10"><text:tab/>Vnější: Skladba je rozdělena na deset zpěvů.</text:span></text:p>
      <text:p text:style-name="P16"><text:span text:style-name="T10"><text:tab/>Vnitřní: Použití střídavého verše. Devátý zpěv psán veršem sdruženým (1. část v latině, odkazuje na boha. 2. část v češtině kritizuje církev za chlípnost a pokleslost)</text:span></text:p>
      <text:p text:style-name="P16"><text:span text:style-name="T10"/></text:p>
      <text:p text:style-name="P7"><text:span text:style-name="T10">Význam díla pr další rozvoj národní literatury:</text:span></text:p>
      <text:p text:style-name="P13"><text:span text:style-name="T10"><text:tab/>Rozvíjí realistická témata a tvoří tak základ pro další umělce realismu.</text:span></text:p>
      <text:p text:style-name="P13"><text:span text:style-name="T10"/></text:p>
      <text:p text:style-name="P7"><text:span text:style-name="T10">Vlastní názor na dílo:</text:span></text:p>
      <text:p text:style-name="P13"><text:span text:style-name="T10"><text:tab/>Zaujal mě především začátek díla, jehož děj byl velmi dynamický </text:span><text:span text:style-name="T19">(do V. zpěvu)</text:span><text:span text:style-name="T10">. Ve zbytku díla již chyběl děj a přítomnost pointy. Dílo sice není dokončené, ale děj se nijak ke konci nestupňuje a nepřišel mi příliš zajímavý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09:35:58.847000000</meta:creation-date>
    <meta:editing-duration>PT12M40S</meta:editing-duration>
    <meta:editing-cycles>3</meta:editing-cycles>
    <meta:generator>LibreOffice/6.0.3.2$Windows_X86_64 LibreOffice_project/8f48d515416608e3a835360314dac7e47fd0b821</meta:generator>
    <dc:date>2018-04-14T18:30:37.158000000</dc:date>
    <meta:document-statistic meta:table-count="0" meta:image-count="0" meta:object-count="0" meta:page-count="2" meta:paragraph-count="44" meta:word-count="489" meta:character-count="3274" meta:non-whitespace-character-count="2769"/>
  </office:meta>
</office:document-meta>
</file>